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86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MPONENTES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Sensor de Distância Ultrassônico HC-SR04 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<text:a xlink:href="https://www.filipeflop.com/produto/sensor-de-distancia-ultrassonico-hc-sr04/" xlink:type="simple">https://www.filipeflop.com/produto/sensor-de-distancia-ultrassonico-hc-sr04/</text:a></text:p>
          </table:table-cell>
        </table:table-row>
        <table:table-row table:style-name="ro2">
          <table:table-cell office:value-type="string" calcext:value-type="string">
            <text:p>Módulo Relé 5V 1 Canal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https://www.filipeflop.com/produto/modulo-rele-5v-1-canal/ </text:p>
          </table:table-cell>
        </table:table-row>
        <table:table-row table:style-name="ro2">
          <table:table-cell office:value-type="string" calcext:value-type="string">
            <text:p>Placa Uno R3 + Cabo USB para Arduino</text:p>
          </table:table-cell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,9</text:p>
          </table:table-cell>
          <table:table-cell office:value-type="string" calcext:value-type="string">
            <text:p>https://www.filipeflop.com/produto/placa-uno-r3-cabo-usb-para-arduino/ </text:p>
          </table:table-cell>
        </table:table-row>
        <table:table-row table:style-name="ro2">
          <table:table-cell office:value-type="string" calcext:value-type="string">
            <text:p>Protoboard 400 Pontos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,9</text:p>
          </table:table-cell>
          <table:table-cell office:value-type="string" calcext:value-type="string">
            <text:p>https://www.filipeflop.com/produto/protoboard-400-pontos/ </text:p>
          </table:table-cell>
        </table:table-row>
        <table:table-row table:style-name="ro2">
          <table:table-cell office:value-type="string" calcext:value-type="string">
            <text:p>Kit Jumpers 10cm x 120 Unidades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https://www.filipeflop.com/produto/kit-jumpers-10cm-x120-unidades/ 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4:34:20.64290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0:09:37.539000000</meta:creation-date>
    <dc:date>2019-10-13T14:35:00.269398955</dc:date>
    <meta:editing-duration>PT7M22S</meta:editing-duration>
    <meta:editing-cycles>4</meta:editing-cycles>
    <meta:generator>LibreOffice/6.0.7.3$Linux_X86_64 LibreOffice_project/00m0$Build-3</meta:generator>
    <meta:document-statistic meta:table-count="1" meta:cell-count="24" meta:object-count="0"/>
  </office:meta>
</office:document-meta>
</file>